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App</text:p>
      <text:p text:style-name="Standard"/>
      <text:p text:style-name="P2">Requerimientos:</text:p>
      <text:list xml:id="list37675488" text:style-name="L1">
        <text:list-item>
          <text:p text:style-name="P3">Clientes:</text:p>
          <text:list>
            <text:list-item>
              <text:p text:style-name="P3">Reservar habitación</text:p>
            </text:list-item>
            <text:list-item>
              <text:p text:style-name="P3">Calendario con habitaciones disponibles de un mes</text:p>
            </text:list-item>
          </text:list>
        </text:list-item>
        <text:list-item>
          <text:p text:style-name="P3">Administrador:</text:p>
          <text:list>
            <text:list-item>
              <text:p text:style-name="P3">Calendario con hab...</text:p>
            </text:list-item>
            <text:list-item>
              <text:p text:style-name="P3">Pseudo-login</text:p>
            </text:list-item>
            <text:list-item>
              <text:p text:style-name="P3">Anular reserva</text:p>
            </text:list-item>
          </text:list>
        </text:list-item>
      </text:list>
      <text:p text:style-name="Standard"/>
      <text:p text:style-name="P4">Diseños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9:27:42.93</meta:creation-date>
    <dc:date>2017-01-26T21:01:55.98</dc:date>
    <meta:editing-duration>PT4H39M42S</meta:editing-duration>
    <meta:editing-cycles>4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10" meta:word-count="27" meta:character-count="174" meta:non-whitespace-character-count="164"/>
  </office:meta>
</office:document-meta>
</file>